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7.5cm" fo:min-width="6.5cm"/>
    </style:style>
    <style:style style:name="gr2" style:family="graphic" style:parent-style-name="standard">
      <style:graphic-properties draw:fill-color="#ffffa6" draw:textarea-horizontal-align="justify" draw:textarea-vertical-align="middle" draw:auto-grow-height="false" fo:min-height="1.5cm" fo:min-width="4.5cm"/>
      <style:paragraph-properties style:writing-mode="lr-tb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1.5cm" fo:min-width="6.25cm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Pontas_20_das_20_setas_20_1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draw:marker-start-width="0.358cm" draw:marker-end="Pontas_20_das_20_setas_20_3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1.5cm" fo:min-width="4.5cm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Pontas_20_das_20_setas_20_5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1.5cm" fo:min-width="7cm"/>
      <style:paragraph-properties style:writing-mode="lr-tb"/>
    </style:style>
    <style:style style:name="gr9" style:family="graphic" style:parent-style-name="objectwithoutfill">
      <style:graphic-properties svg:stroke-width="0.106cm" svg:stroke-color="#2a6099" draw:marker-start-width="0.358cm" draw:marker-end="Pontas_20_das_20_setas_20_6" draw:marker-end-width="0.458cm" draw:fill="none" draw:fill-color="#ffff00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2a6099" draw:marker-start-width="0.358cm" draw:marker-end="Pontas_20_das_20_setas_20_9" draw:marker-end-width="0.458cm" draw:fill="none" draw:fill-color="#2a6099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fill-color="#ff4000" draw:textarea-horizontal-align="justify" draw:textarea-vertical-align="middle" draw:auto-grow-height="false" fo:min-height="1cm" fo:min-width="5.5cm"/>
      <style:paragraph-properties style:writing-mode="lr-tb"/>
    </style:style>
    <style:style style:name="gr12" style:family="graphic" style:parent-style-name="objectwithoutfill">
      <style:graphic-properties svg:stroke-width="0.106cm" svg:stroke-color="#2a6099" draw:marker-start-width="0.358cm" draw:marker-end="Pontas_20_das_20_setas_20_10" draw:marker-end-width="0.458cm" draw:fill="none" draw:fill-color="#2a6099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2a6099" draw:marker-start-width="0.358cm" draw:marker-end="Pontas_20_das_20_setas_20_11" draw:marker-end-width="0.458cm" draw:fill="none" draw:fill-color="#2a6099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3.25cm" fo:min-width="7.5cm"/>
    </style:style>
    <style:style style:name="gr15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6.25cm" fo:min-width="12cm"/>
    </style:style>
    <style:style style:name="gr16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3.5cm" fo:min-width="7cm"/>
    </style:style>
    <style:style style:name="gr17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3.5cm" fo:min-width="6.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a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4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00"/>
      <style:paragraph-properties fo:text-align="center"/>
    </style:style>
    <style:style style:name="P8" style:family="paragraph">
      <loext:graphic-properties draw:fill="none" draw:fill-color="#2a6099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7.75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cm" svg:height="1.75cm" svg:x="3.5cm" svg:y="2.75cm">
          <text:p text:style-name="P2">Inicio()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75cm" svg:height="1.75cm" svg:x="11cm" svg:y="2.75cm">
          <text:p text:style-name="P2">CallPower()</text:p>
          <text:p text:style-name="P2">class::powerLayou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5cm" svg:y1="3.625cm" svg:x2="11cm" svg:y2="3.625cm" draw:start-shape="id1" draw:start-glue-point="1" draw:end-shape="id2" draw:end-glue-point="3" svg:d="M8500 3625h2500" svg:viewBox="0 0 2501 1">
          <text:p/>
        </draw:connector>
        <draw:custom-shape draw:style-name="gr2" draw:text-style-name="P3" xml:id="id3" draw:id="id3" draw:layer="layout" svg:width="5cm" svg:height="1.75cm" svg:x="3.5cm" svg:y="7.25cm">
          <text:p text:style-name="P2">geraImage()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1cm" svg:y1="3.625cm" svg:x2="8.5cm" svg:y2="8.125cm" draw:start-shape="id2" draw:start-glue-point="3" draw:end-shape="id3" draw:end-glue-point="1" svg:d="M11000 3625l-2500 4500" svg:viewBox="0 0 2501 4501">
          <text:p/>
        </draw:connector>
        <draw:custom-shape draw:style-name="gr6" draw:text-style-name="P5" xml:id="id9" draw:id="id9" draw:layer="layout" svg:width="5cm" svg:height="1.75cm" svg:x="3.5cm" svg:y="5cm">
          <text:p text:style-name="P2"><text:span text:style-name="T1">getJson(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6.75cm" svg:height="1.75cm" svg:x="19.5cm" svg:y="2.75cm">
          <text:p text:style-name="P2"><text:span text:style-name="T1">gera_modelo()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7.75cm" svg:y1="3.625cm" svg:x2="19.5cm" svg:y2="3.625cm" draw:start-shape="id2" draw:start-glue-point="1" draw:end-shape="id4" draw:end-glue-point="3" svg:d="M17750 3625h1750" svg:viewBox="0 0 1751 1">
          <text:p/>
        </draw:connector>
        <draw:custom-shape draw:style-name="gr3" draw:text-style-name="P3" xml:id="id6" draw:id="id6" draw:layer="layout" svg:width="6.75cm" svg:height="1.75cm" svg:x="11.25cm" svg:y="6.75cm">
          <text:p text:style-name="P2"><text:span text:style-name="T1">equipamentos(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6.75cm" svg:height="1.75cm" svg:x="19.75cm" svg:y="9.5cm">
          <text:p text:style-name="P2"><text:span text:style-name="T1">startOfense(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5cm" svg:height="1.75cm" svg:x="19.5cm" svg:y="2.75cm">
          <text:p text:style-name="P2"><text:span text:style-name="T1">gera_modelo(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7.5cm" svg:height="1.75cm" svg:x="19.5cm" svg:y="2.75cm">
          <text:p text:style-name="P2"><text:span text:style-name="T1">gera_modelo()</text:span></text:p>
          <text:p text:style-name="P2"><text:span text:style-name="T1">Class::powerHabilidade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23.25cm" svg:y1="4.5cm" svg:x2="14.625cm" svg:y2="6.75cm" draw:start-shape="id5" draw:start-glue-point="2" draw:end-shape="id6" draw:end-glue-point="0" svg:d="M23250 4500l-8625 2250" svg:viewBox="0 0 8626 2251">
          <text:p/>
        </draw:connector>
        <draw:connector draw:style-name="gr10" draw:text-style-name="P8" draw:layer="layout" draw:type="line" svg:x1="23.25cm" svg:y1="4.5cm" svg:x2="23.125cm" svg:y2="9.5cm" draw:start-shape="id5" draw:start-glue-point="2" draw:end-shape="id7" draw:end-glue-point="0" svg:d="M23250 4500l-125 5000" svg:viewBox="0 0 126 5001">
          <text:p/>
        </draw:connector>
        <draw:custom-shape draw:style-name="gr3" draw:text-style-name="P3" draw:layer="layout" svg:width="6.75cm" svg:height="1.75cm" svg:x="19.75cm" svg:y="9.5cm">
          <text:p text:style-name="P2"><text:span text:style-name="T1">startOfens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6cm" svg:height="1.25cm" svg:x="24.75cm" svg:y="5cm">
          <text:p text:style-name="P2"><text:span text:style-name="T1">getElementById()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7cm" svg:y1="3.625cm" svg:x2="27.75cm" svg:y2="5cm" draw:start-shape="id5" draw:start-glue-point="1" draw:end-shape="id8" draw:end-glue-point="0" svg:d="M27000 3625l750 1375" svg:viewBox="0 0 751 1376">
          <text:p/>
        </draw:connector>
        <draw:connector draw:style-name="gr13" draw:text-style-name="P8" draw:layer="layout" draw:type="line" svg:x1="11cm" svg:y1="3.625cm" svg:x2="8.5cm" svg:y2="5.875cm" draw:start-shape="id2" draw:start-glue-point="3" draw:end-shape="id9" draw:end-glue-point="1" svg:d="M11000 3625l-2500 2250" svg:viewBox="0 0 2501 2251">
          <text:p/>
        </draw:connector>
        <draw:custom-shape draw:style-name="gr14" draw:text-style-name="P1" draw:layer="layout" svg:width="8cm" svg:height="3.5cm" svg:x="10.5cm" svg:y="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2.5cm" svg:height="6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5cm" svg:height="3.75cm" svg:x="10.75cm" svg:y="5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25cm" svg:height="3.75cm" svg:x="19.5cm" svg:y="8.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1.696cm" svg:height="0.645cm" svg:x="3cm" svg:y="2cm">
          <draw:text-box>
            <text:p text:style-name="P9"><text:span text:style-name="T2">s</text:span><text:span text:style-name="T2">c</text:span><text:span text:style-name="T2">r</text:span><text:span text:style-name="T2">p</text:span><text:span text:style-name="T2">i</text:span><text:span text:style-name="T2">t</text:span><text:span text:style-name="T2">.</text:span><text:span text:style-name="T2">j</text:span><text:span text:style-name="T2">s</text:span></text:p>
          </draw:text-box>
        </draw:frame>
        <draw:frame draw:style-name="gr19" draw:text-style-name="P10" draw:layer="layout" svg:width="1.946cm" svg:height="0.75cm" svg:x="10.554cm" svg:y="1.75cm">
          <draw:text-box>
            <text:p text:style-name="P9"><text:span text:style-name="T2">power.js</text:span></text:p>
          </draw:text-box>
        </draw:frame>
        <draw:frame draw:style-name="gr20" draw:text-style-name="P12" draw:layer="layout" svg:width="2.25cm" svg:height="0.75cm" svg:x="10.75cm" svg:y="5.75cm">
          <draw:text-box>
            <text:p text:style-name="P11"><text:span text:style-name="T2">ofensiva.js</text:span></text:p>
          </draw:text-box>
        </draw:frame>
        <draw:frame draw:style-name="gr21" draw:text-style-name="P12" draw:layer="layout" svg:width="2.25cm" svg:height="0.75cm" svg:x="19cm" svg:y="1.5cm">
          <draw:text-box>
            <text:p text:style-name="P11"><text:span text:style-name="T2">hability.js</text:span></text:p>
          </draw:text-box>
        </draw:frame>
        <draw:frame draw:style-name="gr22" draw:text-style-name="P12" draw:layer="layout" svg:width="3.25cm" svg:height="0.75cm" svg:x="19.5cm" svg:y="8.5cm">
          <draw:text-box>
            <text:p text:style-name="P11"><text:span text:style-name="T2">equipamentos.j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3" draw:display-name="Pontas das setas 3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9" draw:display-name="Pontas das setas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0T07:36:28.315031499</meta:creation-date>
    <dc:date>2023-01-20T08:06:45.698307618</dc:date>
    <meta:editing-duration>PT29M8S</meta:editing-duration>
    <meta:editing-cycles>16</meta:editing-cycles>
    <meta:generator>LibreOffice/7.3.7.2$Linux_X86_64 LibreOffice_project/30$Build-2</meta:generator>
    <meta:document-statistic meta:object-count="28"/>
  </office:meta>
</office:document-meta>
</file>